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100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Empty Bot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ckle_de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_heal</text:p>
          </table:table-cell>
          <table:table-cell office:value-type="string" calcext:value-type="string">
            <text:p>Small H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_heal_de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_fireb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_fireball_desc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0.00.0000</text:date>, <text:time style:data-style-name="N2" text:time-value="16:21:39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1M4S</meta:editing-duration>
    <meta:editing-cycles>4</meta:editing-cycles>
    <meta:generator>LibreOffice/5.2.5.1$Windows_x86 LibreOffice_project/0312e1a284a7d50ca85a365c316c7abbf20a4d22</meta:generator>
    <dc:date>2019-11-03T01:55:37.646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